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aco" svg:font-family="Monaco, Consolas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0cfd9" officeooo:paragraph-rsid="0010cfd9" style:font-size-asian="22pt" style:font-size-complex="22pt"/>
    </style:style>
    <style:style style:name="P2" style:family="paragraph" style:parent-style-name="Standard">
      <style:text-properties fo:font-size="22pt" officeooo:rsid="0010cfd9" officeooo:paragraph-rsid="00113830" style:font-size-asian="22pt" style:font-size-complex="22pt"/>
    </style:style>
    <style:style style:name="P3" style:family="paragraph" style:parent-style-name="Standard">
      <style:text-properties fo:font-size="22pt" officeooo:rsid="0014191b" officeooo:paragraph-rsid="0014191b" style:font-size-asian="22pt" style:font-size-complex="22pt"/>
    </style:style>
    <style:style style:name="P4" style:family="paragraph" style:parent-style-name="Standard">
      <style:text-properties fo:font-size="22pt" officeooo:rsid="0010cfd9" officeooo:paragraph-rsid="0010cfd9" style:font-size-asian="22pt" style:font-size-complex="22pt"/>
    </style:style>
    <style:style style:name="P5" style:family="paragraph" style:parent-style-name="Standard">
      <style:text-properties fo:font-variant="normal" fo:text-transform="none" fo:color="#444444" loext:opacity="100%" style:font-name="Monaco" fo:font-size="9.75pt" fo:letter-spacing="normal" fo:font-style="normal" fo:font-weight="normal" officeooo:rsid="0010cfd9" officeooo:paragraph-rsid="0010cfd9" style:font-size-asian="22pt" style:font-size-complex="22pt" loext:padding-left="0in" loext:padding-right="0in" loext:padding-top="0in" loext:padding-bottom="0.0193in" loext:border-left="none" loext:border-right="none" loext:border-top="none" loext:border-bottom="0.06pt solid #cccccc"/>
    </style:style>
    <style:style style:name="P6" style:family="paragraph" style:parent-style-name="Standard">
      <style:paragraph-properties fo:margin-left="0.1043in" fo:margin-right="0.1043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444444" loext:opacity="100%" style:font-name="Monaco" fo:font-size="9.75pt" fo:letter-spacing="normal" fo:font-style="normal" fo:font-weight="normal" loext:padding-left="0in" loext:padding-right="0in" loext:padding-top="0in" loext:padding-bottom="0.0193in" loext:border-left="none" loext:border-right="none" loext:border-top="none" loext:border-bottom="0.06pt solid #ccccc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2dc8a"/>
    </style:style>
    <style:style style:name="T3" style:family="text">
      <style:text-properties officeooo:rsid="00113830"/>
    </style:style>
    <style:style style:name="T4" style:family="text">
      <style:text-properties officeooo:rsid="0012dc8a"/>
    </style:style>
    <style:style style:name="T5" style:family="text">
      <style:text-properties fo:color="#990099" loext:opacity="100%"/>
    </style:style>
    <style:style style:name="T6" style:family="text">
      <style:text-properties fo:color="#ff0000" loext:opacity="100%"/>
    </style:style>
    <style:style style:name="T7" style:family="text">
      <style:text-properties fo:color="#008080" loext:opacity="100%"/>
    </style:style>
    <style:style style:name="T8" style:family="text">
      <style:text-properties fo:color="#ff00ff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(<text:span text:style-name="T1">PersonID</text:span>, FatherID, MotherID, Gender, Date_of_birth, Date_of_deth, Name)</text:p>
      <text:p text:style-name="P1">Relationship( <text:span text:style-name="T3">, Relationship_</text:span><text:span text:style-name="T4">n</text:span><text:span text:style-name="T3">ame, Person1ID, Person2ID</text:span>)</text:p>
      <text:p text:style-name="P2">Mariage(<text:span text:style-name="T3">MariageID, Person1ID, Person2ID, Mariage_</text:span><text:span text:style-name="T4">d</text:span><text:span text:style-name="T3">ate, </text:span><text:span text:style-name="T4">Still_goning</text:span><text:span text:style-name="T3"> </text:span>)</text:p>
      <text:p text:style-name="P1">Event(<text:span text:style-name="T2">EventID</text:span><text:span text:style-name="T4">, Event_name,Event_date,PersonID</text:span>)</text:p>
      <text:p text:style-name="P1"/>
      <text:p text:style-name="P3">A masodrendu atributumok kozvetlenul fugenek a shema egyetlen kulcsatol. </text:p>
      <text:p text:style-name="P1"/>
      <text:p text:style-name="P1"/>
      <text:p text:style-name="P5"><text:span text:style-name="T5">CREATE</text:span> <text:span text:style-name="T5">TABLE</text:span> `Person` ( `personid` <text:span text:style-name="T6">bigint</text:span>(<text:span text:style-name="T7">100</text:span>) <text:span text:style-name="T5">NOT</text:span> NULL DEFAULT <text:span text:style-name="T7">0</text:span>, `fatherid` <text:span text:style-name="T6">bigint</text:span>(<text:span text:style-name="T7">100</text:span>) DEFAULT <text:span text:style-name="T7">0</text:span>, `motherid` <text:span text:style-name="T6">bigint</text:span>(<text:span text:style-name="T7">100</text:span>) DEFAULT <text:span text:style-name="T7">0</text:span>, `name` <text:span text:style-name="T6">varchar</text:span>(<text:span text:style-name="T7">100</text:span>) DEFAULT 'SOMEONE', `dateofbirth` <text:span text:style-name="T6">date</text:span> DEFAULT current_timestamp(), `dateofdeth` <text:span text:style-name="T6">date</text:span> DEFAULT NULL, `gender` <text:span text:style-name="T6">BOOLEAN</text:span> DEFAULT TRUE, PRIMARY KEY (`personid`), FOREIGN KEY (`fatherid`) REFERENCES Person(`personid`), FOREIGN KEY (`motherid`) REFERENCES Person(`personid`) ) ENGINE<text:span text:style-name="T8">=</text:span>InnoDB;</text:p>
      <text:p text:style-name="P6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aco" svg:font-family="Monaco, Consolas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3T15:45:26.847014846</meta:creation-date>
    <dc:date>2021-11-27T21:06:33.506816802</dc:date>
    <meta:editing-duration>PT8M12S</meta:editing-duration>
    <meta:editing-cycles>2</meta:editing-cycles>
    <meta:generator>LibreOffice/7.1.5.2$Linux_X86_64 LibreOffice_project/10$Build-2</meta:generator>
    <meta:document-statistic meta:table-count="0" meta:image-count="0" meta:object-count="0" meta:page-count="1" meta:paragraph-count="6" meta:word-count="78" meta:character-count="761" meta:non-whitespace-character-count="688"/>
  </office:meta>
</office:document-meta>
</file>